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79000000796E38F035D0F3A5C2.png" manifest:media-type="image/png"/>
  <manifest:file-entry manifest:full-path="Pictures/10000AB60000096800000968E1EA0F78C156F07A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184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9.4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cm" svg:height="4.434cm" svg:x="3cm" svg:y="5.166cm">
          <draw:text-box>
            <text:p text:style-name="P1"><text:span text:style-name="T1">Pessoa</text:span></text:p>
            <text:p text:style-name="P1"><text:span text:style-name="T2">[classe]</text:span></text:p>
          </draw:text-box>
        </draw:frame>
        <draw:frame draw:style-name="gr2" draw:text-style-name="P1" draw:layer="layout" svg:width="21.343cm" svg:height="21.343cm" svg:x="-4.743cm" svg:y="1.2cm">
          <draw:image xlink:href="Pictures/10000AB60000096800000968E1EA0F78C156F07A.svg" xlink:type="simple" xlink:show="embed" xlink:actuate="onLoad" loext:mime-type="image/svg+xml">
            <text:p/>
          </draw:image>
          <draw:image xlink:href="Pictures/1000020100000079000000796E38F035D0F3A5C2.png" xlink:type="simple" xlink:show="embed" xlink:actuate="onLoad" loext:mime-type="image/png"/>
        </draw:frame>
        <draw:frame draw:style-name="gr3" draw:text-style-name="P4" draw:layer="layout" svg:width="9.3cm" svg:height="9.7cm" svg:x="11.6cm" svg:y="5.2cm">
          <draw:text-box>
            <text:list text:style-name="L1">
              <text:list-item>
                <text:p text:style-name="P3"><text:span text:style-name="T3">CPF</text:span></text:p>
              </text:list-item>
              <text:list-item>
                <text:p text:style-name="P3"><text:span text:style-name="T3">Nome</text:span></text:p>
              </text:list-item>
              <text:list-item>
                <text:p text:style-name="P3"><text:span text:style-name="T3">Data de nascimento</text:span></text:p>
              </text:list-item>
              <text:list-item>
                <text:p text:style-name="P3"><text:span text:style-name="T3">Endereço</text:span></text:p>
              </text:list-item>
              <text:list-item>
                <text:p text:style-name="P3"><text:span text:style-name="T3">Telefone</text:span></text:p>
              </text:list-item>
              <text:list-item>
                <text:p text:style-name="P3"><text:span text:style-name="T3">...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1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lo Carvalho</meta:initial-creator>
    <meta:creation-date>2020-06-22T23:53:05.540895448</meta:creation-date>
    <dc:date>2020-06-23T01:23:10.377116164</dc:date>
    <dc:creator>Danilo Carvalho</dc:creator>
    <meta:editing-duration>PT1H12M34S</meta:editing-duration>
    <meta:editing-cycles>6</meta:editing-cycles>
    <meta:generator>LibreOffice/6.2.0.3$MacOSX_X86_64 LibreOffice_project/98c6a8a1c6c7b144ce3cc729e34964b47ce25d62</meta:generator>
    <meta:document-statistic meta:object-count="3"/>
  </office:meta>
</office:document-meta>
</file>